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h text:style-name="Heading_20_3" text:outline-level="3"><text:bookmark text:name="h6-2-flameshot"/>Flameshot</text:h>
      <text:p text:style-name="Text_20_body">Is a most recent addition to a collection of screenshot tools on Ubuntu 18.04. Most likely Flameshot seems to be the most versatile screenshot taking tool with many features which any user, tutor or blogger would appreciate. To get started run the command: </text:p>
      <text:p text:style-name="P1">$ flameshot gui</text:p>
      <text:p text:style-name="Standard"/>
      <text:p text:style-name="Standard"/>
      <text:p text:style-name="Standard">Flameshot has many features, run <text:span text:style-name="Source_20_Text">man flameshot</text:span> to see all possible options, like delayed shot, fullscreen mode and more. To configure flameshot execute command <text:span text:style-name="Source_20_Text">flameshot confi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4T01:37:50.205014297</meta:creation-date>
    <dc:date>2020-03-14T01:44:47.837098894</dc:date>
    <meta:editing-duration>PT7M</meta:editing-duration>
    <meta:editing-cycles>1</meta:editing-cycles>
    <meta:document-statistic meta:table-count="0" meta:image-count="0" meta:object-count="0" meta:page-count="1" meta:paragraph-count="4" meta:word-count="73" meta:character-count="457" meta:non-whitespace-character-count="387"/>
    <meta:generator>LibreOffice/6.0.7.3$Linux_X86_64 LibreOffice_project/00m0$Build-3</meta:generator>
  </office:meta>
</office:document-meta>
</file>